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3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8d281e" draw:fill="none" draw:fill-color="#dee6ef" draw:textarea-vertical-align="middle"/>
    </style:style>
    <style:style style:name="gr6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7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8" style:family="graphic" style:parent-style-name="objectwithoutfill">
      <style:graphic-properties svg:stroke-color="#1e6a39" draw:fill="none" draw:fill-color="#dee6ef" draw:textarea-vertical-align="middle"/>
    </style:style>
    <style:style style:name="gr9" style:family="graphic" style:parent-style-name="objectwithoutfill">
      <style:graphic-properties svg:stroke-color="#168253" draw:fill="none" draw:fill-color="#dee6ef" draw:textarea-vertical-align="middle"/>
    </style:style>
    <style:style style:name="gr10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1" style:family="graphic" style:parent-style-name="objectwithoutfill">
      <style:graphic-properties svg:stroke-color="#168253" draw:fill="none" draw:fill-color="#ffd7d7" draw:textarea-vertical-align="middle"/>
    </style:style>
    <style:style style:name="gr12" style:family="graphic" style:parent-style-name="objectwithoutfill">
      <style:graphic-properties svg:stroke-color="#8d281e" draw:fill="none" draw:fill-color="#ffd7d7" draw:textarea-vertical-align="middle"/>
    </style:style>
    <style:style style:name="gr13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15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16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17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18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1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23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24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25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26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27" style:family="graphic" style:parent-style-name="objectwithoutfill">
      <style:graphic-properties svg:stroke-color="#ffbf00" draw:fill="none" draw:fill-color="#ffd7d7" draw:textarea-vertical-align="middle"/>
    </style:style>
    <style:style style:name="gr28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29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30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31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34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35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36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37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38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39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40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41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42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3cm" fo:margin-bottom="0.3cm" fo:text-align="center">
        <style:tab-stops/>
      </style:paragraph-properties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7d7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dee6ef"/>
      <style:paragraph-properties fo:text-align="center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loext:graphic-properties draw:fill="none" draw:fill-color="#ffd7d7"/>
      <style:paragraph-properties fo:text-align="center"/>
    </style:style>
    <style:style style:name="P11" style:family="paragraph">
      <style:text-properties style:font-name="DejaVu Sans Mono" fo:font-size="14pt" style:font-size-asian="7pt" style:font-size-complex="7pt"/>
    </style:style>
    <style:style style:name="P12" style:family="paragraph">
      <loext:graphic-properties draw:fill="none" draw:fill-color="#ffffff"/>
      <style:text-properties style:font-name="DejaVu Sans Mono" fo:font-size="14pt" style:font-size-asian="7pt" style:font-size-complex="7pt"/>
    </style:style>
    <style:style style:name="P13" style:family="paragraph">
      <style:text-properties style:font-name="DejaVu Sans Mono" fo:font-size="15pt" style:font-size-asian="7pt" style:font-size-complex="7pt"/>
    </style:style>
    <style:style style:name="P14" style:family="paragraph">
      <loext:graphic-properties draw:fill="none" draw:fill-color="#ffffff"/>
      <style:text-properties style:font-name="DejaVu Sans Mono" fo:font-size="15pt" style:font-size-asian="7pt" style:font-size-complex="7pt"/>
    </style:style>
    <style:style style:name="P15" style:family="paragraph">
      <style:text-properties style:font-name="DejaVu Sans Mono" fo:font-size="15pt" style:font-size-asian="15pt" style:font-size-complex="15pt"/>
    </style:style>
    <style:style style:name="P16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text-properties fo:font-size="16pt" style:font-size-asian="9pt" style:font-size-complex="9pt"/>
    </style:style>
    <style:style style:name="P20" style:family="paragraph">
      <loext:graphic-properties draw:fill="none" draw:fill-color="#ffffff"/>
      <style:text-properties fo:font-size="16pt" style:font-size-asian="9pt" style:font-size-complex="9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text-align="end"/>
      <style:text-properties fo:font-size="9pt" style:font-size-asian="9pt" style:font-size-complex="9pt"/>
    </style:style>
    <style:style style:name="P23" style:family="paragraph">
      <loext:graphic-properties draw:fill-color="#ffd7d7"/>
      <style:paragraph-properties fo:text-align="end"/>
      <style:text-properties fo:font-size="9pt" style:font-size-asian="9pt" style:font-size-complex="9pt"/>
    </style:style>
    <style:style style:name="P24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5" style:family="paragraph">
      <style:text-properties style:font-name="FreeMono" fo:font-size="14pt" style:font-size-asian="14pt" style:font-size-complex="14pt"/>
    </style:style>
    <style:style style:name="P26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27" style:family="paragraph">
      <style:text-properties fo:font-size="18pt"/>
    </style:style>
    <style:style style:name="P28" style:family="paragraph">
      <loext:graphic-properties draw:fill-color="#ffd7d7"/>
      <style:paragraph-properties fo:text-align="center"/>
      <style:text-properties fo:font-size="18pt"/>
    </style:style>
    <style:style style:name="P29" style:family="paragraph">
      <loext:graphic-properties draw:fill-color="#ffffff"/>
      <style:paragraph-properties fo:text-align="center"/>
      <style:text-properties fo:font-size="18pt"/>
    </style:style>
    <style:style style:name="P30" style:family="paragraph">
      <loext:graphic-properties draw:fill-color="#dee7e5"/>
      <style:paragraph-properties fo:text-align="center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dee6ef"/>
      <style:paragraph-properties fo:text-align="center"/>
      <style:text-properties fo:font-size="18pt"/>
    </style:style>
    <style:style style:name="P34" style:family="paragraph">
      <loext:graphic-properties draw:fill="none" draw:fill-color="#ffd7d7"/>
      <style:paragraph-properties fo:text-align="center"/>
      <style:text-properties style:font-name="DejaVu Sans Mono" fo:font-size="14pt" style:font-size-asian="14pt" style:font-size-complex="14pt"/>
    </style:style>
    <style:style style:name="P35" style:family="paragraph">
      <style:text-properties style:font-name="DejaVu Sans Mono" fo:font-size="9pt" style:font-size-asian="14pt" style:font-size-complex="14pt"/>
    </style:style>
    <style:style style:name="P36" style:family="paragraph">
      <loext:graphic-properties draw:fill="none" draw:fill-color="#ffffff"/>
      <style:text-properties style:font-name="DejaVu Sans Mono" fo:font-size="9pt" style:font-size-asian="14pt" style:font-size-complex="14pt"/>
    </style:style>
    <style:style style:name="P37" style:family="paragraph">
      <style:paragraph-properties fo:text-align="center">
        <style:tab-stops/>
      </style:paragraph-properties>
    </style:style>
    <style:style style:name="P38" style:family="paragraph">
      <style:text-properties style:font-name="DejaVu Sans Mono" fo:font-size="7pt" style:font-size-asian="7pt" style:font-size-complex="7pt"/>
    </style:style>
    <style:style style:name="P39" style:family="paragraph">
      <loext:graphic-properties draw:fill="none" draw:fill-color="#ffffff"/>
      <style:text-properties style:font-name="DejaVu Sans Mono" fo:font-size="7pt" style:font-size-asian="7pt" style:font-size-complex="7pt"/>
    </style:style>
    <style:style style:name="P40" style:family="paragraph"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style:font-name="FreeSans" fo:font-size="20pt" style:font-size-asian="7pt" style:font-size-complex="7pt"/>
    </style:style>
    <style:style style:name="P42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.3cm" fo:margin-bottom="0.3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fo:color="#666666" loext:opacity="100%" style:font-name="DejaVu Sans Mono" fo:font-size="16pt" style:font-size-asian="16pt" style:font-size-complex="16pt"/>
    </style:style>
    <style:style style:name="P4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text-properties style:font-name="FreeSans" fo:font-size="16pt" style:font-size-asian="16pt" style:font-size-complex="16pt"/>
    </style:style>
    <style:style style:name="P47" style:family="paragraph">
      <style:text-properties style:font-name="DejaVu Sans Mono" fo:font-size="20pt" style:font-size-asian="7pt" style:font-size-complex="7pt"/>
    </style:style>
    <style:style style:name="P48" style:family="paragraph">
      <loext:graphic-properties draw:fill="none" draw:fill-color="#ffffff"/>
      <style:text-properties style:font-name="DejaVu Sans Mono" fo:font-size="20pt" style:font-size-asian="7pt" style:font-size-complex="7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5215b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EmojiOne Color" style:font-name-asian="EmojiOne Color" style:font-name-complex="EmojiOne Color"/>
    </style:style>
    <style:style style:name="T4" style:family="text">
      <style:text-properties style:font-name="EmojiOne Color" fo:font-size="15pt" style:font-name-asian="EmojiOne Color" style:font-size-asian="15pt" style:font-name-complex="EmojiOne Color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EmojiOne Color" fo:font-size="26pt" style:font-name-asian="EmojiOne Color" style:font-size-asian="26pt" style:font-name-complex="EmojiOne Color" style:font-size-complex="26pt"/>
    </style:style>
    <style:style style:name="T7" style:family="text">
      <style:text-properties style:font-name="FreeMono"/>
    </style:style>
    <style:style style:name="T8" style:family="text">
      <style:text-properties style:font-name="DejaVu Sans Mono" fo:font-size="9pt" style:font-size-asian="14pt" style:font-size-complex="14pt"/>
    </style:style>
    <style:style style:name="T9" style:family="text">
      <style:text-properties style:font-name="DejaVu Sans Mono" fo:font-size="7pt" style:font-size-asian="7pt" style:font-size-complex="7pt"/>
    </style:style>
    <style:style style:name="T10" style:family="text">
      <style:text-properties style:font-name="FreeSans"/>
    </style:style>
    <style:style style:name="T11" style:family="text">
      <style:text-properties style:font-name="FreeSans"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666666" loext:opacity="100%" fo:font-size="16pt" style:font-size-asian="16pt" style:font-size-complex="16pt"/>
    </style:style>
    <style:style style:name="T14" style:family="text">
      <style:text-properties style:font-name="Free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Frame: How I Fixed my Focus 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 text:style-name="P2"><text:span text:style-name="T1">Est reading time: 10m</text:span><text:span text:style-name="T1"><text:line-break/></text:span><text:span text:style-name="T1"><text:line-break/></text:span><text:span text:style-name="T1">Homepage: </text:span><text:span text:style-name="T2"><text:a xlink:href="https://github.com/lelanthran/frame" xlink:type="simple">github.com/lelanthran/frame</text:a></text:span><text:span text:style-name="T1"><text:line-break/></text:span><text:span text:style-name="T1"><text:line-break/></text:span><text:span text:style-name="T1">Email: </text:span><text:span text:style-name="T2"><text:a xlink:href="mailto:lelanthran@gmail.com" xlink:type="simple">lelanthran@gmail.com</text:a>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text:line-break/>Maybe even a chor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5cm" svg:x2="6.5cm" svg:y2="5cm">
          <text:p/>
        </draw:line>
        <draw:line draw:style-name="gr5" draw:text-style-name="P8" draw:layer="layout" svg:x1="5cm" svg:y1="5.5cm" svg:x2="7.5cm" svg:y2="5.5cm">
          <text:p/>
        </draw:line>
        <draw:line draw:style-name="gr5" draw:text-style-name="P8" draw:layer="layout" svg:x1="5cm" svg:y1="6cm" svg:x2="7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cm" svg:y2="7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other task arises. Maybe it’s a subtask, maybe it’s something altogether different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5cm" svg:x2="6.5cm" svg:y2="5cm">
          <text:p/>
        </draw:line>
        <draw:line draw:style-name="gr5" draw:text-style-name="P8" draw:layer="layout" svg:x1="5cm" svg:y1="5.5cm" svg:x2="7.5cm" svg:y2="5.5cm">
          <text:p/>
        </draw:line>
        <draw:line draw:style-name="gr5" draw:text-style-name="P8" draw:layer="layout" svg:x1="5cm" svg:y1="6cm" svg:x2="7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cm" svg:y2="7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start working on the new task..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5cm" svg:x2="6.5cm" svg:y2="5cm">
          <text:p/>
        </draw:line>
        <draw:line draw:style-name="gr5" draw:text-style-name="P8" draw:layer="layout" svg:x1="5cm" svg:y1="5.5cm" svg:x2="7.5cm" svg:y2="5.5cm">
          <text:p/>
        </draw:line>
        <draw:line draw:style-name="gr5" draw:text-style-name="P8" draw:layer="layout" svg:x1="5cm" svg:y1="6cm" svg:x2="7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cm" svg:y2="7.5cm">
          <text:p/>
        </draw:line>
        <draw:custom-shape draw:style-name="gr3" draw:text-style-name="P5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draw:line draw:style-name="gr5" draw:text-style-name="P8" draw:layer="layout" svg:x1="5cm" svg:y1="5.5cm" svg:x2="7.5cm" svg:y2="5.5cm">
          <text:p/>
        </draw:line>
        <draw:line draw:style-name="gr5" draw:text-style-name="P8" draw:layer="layout" svg:x1="5cm" svg:y1="6cm" svg:x2="7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cm" svg:y2="7.5cm">
          <text:p/>
        </draw:line>
        <draw:custom-shape draw:style-name="gr7" draw:text-style-name="P3" draw:layer="layout" svg:width="3.5cm" svg:height="1.5cm" svg:x="1.04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cm" svg:y1="3cm" svg:x2="6.5cm" svg:y2="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more context forms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.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5.5cm" svg:x2="6.5cm" svg:y2="5.5cm">
          <text:p/>
        </draw:line>
        <draw:line draw:style-name="gr5" draw:text-style-name="P8" draw:layer="layout" svg:x1="5cm" svg:y1="6cm" svg:x2="7.5cm" svg:y2="6cm">
          <text:p/>
        </draw:line>
        <draw:line draw:style-name="gr5" draw:text-style-name="P8" draw:layer="layout" svg:x1="5cm" svg:y1="6.5cm" svg:x2="7cm" svg:y2="6.5cm">
          <text:p/>
        </draw:line>
        <draw:line draw:style-name="gr5" draw:text-style-name="P8" draw:layer="layout" svg:x1="5cm" svg:y1="7cm" svg:x2="7.5cm" svg:y2="7cm">
          <text:p/>
        </draw:line>
        <draw:line draw:style-name="gr5" draw:text-style-name="P8" draw:layer="layout" svg:x1="5cm" svg:y1="7.5cm" svg:x2="6.5cm" svg:y2="7.5cm">
          <text:p/>
        </draw:line>
        <draw:line draw:style-name="gr5" draw:text-style-name="P8" draw:layer="layout" svg:x1="5cm" svg:y1="8cm" svg:x2="7cm" svg:y2="8cm">
          <text:p/>
        </draw:line>
        <draw:custom-shape draw:style-name="gr3" draw:text-style-name="P5" draw:layer="layout" svg:width="3.5cm" svg:height="1.5cm" svg:x="1cm" svg:y="5.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.5cm" svg:x2="6.5cm" svg:y2="5.5cm">
          <text:p/>
        </draw:line>
        <draw:line draw:style-name="gr5" draw:text-style-name="P8" draw:layer="layout" svg:x1="5cm" svg:y1="6cm" svg:x2="7.5cm" svg:y2="6cm">
          <text:p/>
        </draw:line>
        <draw:line draw:style-name="gr5" draw:text-style-name="P8" draw:layer="layout" svg:x1="5cm" svg:y1="6.5cm" svg:x2="7cm" svg:y2="6.5cm">
          <text:p/>
        </draw:line>
        <draw:line draw:style-name="gr5" draw:text-style-name="P8" draw:layer="layout" svg:x1="5cm" svg:y1="7cm" svg:x2="7.5cm" svg:y2="7cm">
          <text:p/>
        </draw:line>
        <draw:line draw:style-name="gr5" draw:text-style-name="P8" draw:layer="layout" svg:x1="5cm" svg:y1="7.5cm" svg:x2="6.5cm" svg:y2="7.5cm">
          <text:p/>
        </draw:line>
        <draw:line draw:style-name="gr5" draw:text-style-name="P8" draw:layer="layout" svg:x1="5cm" svg:y1="8cm" svg:x2="7cm" svg:y2="8cm">
          <text:p/>
        </draw:line>
        <draw:custom-shape draw:style-name="gr7" draw:text-style-name="P3" draw:layer="layout" svg:width="3.5cm" svg:height="1.5cm" svg:x="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041cm" svg:y1="3.095cm" svg:x2="6.541cm" svg:y2="3.095cm">
          <text:p/>
        </draw:line>
        <draw:line draw:style-name="gr9" draw:text-style-name="P8" draw:layer="layout" svg:x1="5cm" svg:y1="3.5cm" svg:x2="6cm" svg:y2="3.5cm">
          <text:p/>
        </draw:line>
        <draw:line draw:style-name="gr9" draw:text-style-name="P8" draw:layer="layout" svg:x1="5cm" svg:y1="4cm" svg:x2="7.5cm" svg:y2="4cm">
          <text:p/>
        </draw:line>
        <draw:line draw:style-name="gr9" draw:text-style-name="P8" draw:layer="layout" svg:x1="5cm" svg:y1="4.5cm" svg:x2="6.5cm" svg:y2="4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with more work..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custom-shape draw:style-name="gr3" draw:text-style-name="P5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custom-shape draw:style-name="gr7" draw:text-style-name="P3" draw:layer="layout" svg:width="3.5cm" svg:height="1.5cm" svg:x="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3.5cm" svg:x2="6cm" svg:y2="3.5cm">
          <text:p/>
        </draw:line>
        <draw:line draw:style-name="gr9" draw:text-style-name="P8" draw:layer="layout" svg:x1="5cm" svg:y1="4cm" svg:x2="7.5cm" svg:y2="4cm">
          <text:p/>
        </draw:line>
        <draw:line draw:style-name="gr9" draw:text-style-name="P8" draw:layer="layout" svg:x1="5cm" svg:y1="4.5cm" svg:x2="6.5cm" svg:y2="4.5cm">
          <text:p/>
        </draw:line>
        <draw:line draw:style-name="gr9" draw:text-style-name="P8" draw:layer="layout" svg:x1="5cm" svg:y1="3cm" svg:x2="6.5cm" svg:y2="3cm">
          <text:p/>
        </draw:line>
        <draw:line draw:style-name="gr9" draw:text-style-name="P8" draw:layer="layout" svg:x1="5cm" svg:y1="5cm" svg:x2="7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Even more context forms..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7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custom-shape draw:style-name="gr3" draw:text-style-name="P5" draw:layer="layout" svg:width="3.5cm" svg:height="1.5cm" svg:x="1cm" svg:y="7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custom-shape draw:style-name="gr10" draw:text-style-name="P9" draw:layer="layout" svg:width="3.5cm" svg:height="1.5cm" svg:x="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3.5cm" svg:x2="6cm" svg:y2="3.5cm">
          <text:p/>
        </draw:line>
        <draw:line draw:style-name="gr9" draw:text-style-name="P8" draw:layer="layout" svg:x1="5cm" svg:y1="4cm" svg:x2="7.5cm" svg:y2="4cm">
          <text:p/>
        </draw:line>
        <draw:line draw:style-name="gr9" draw:text-style-name="P8" draw:layer="layout" svg:x1="5cm" svg:y1="4.5cm" svg:x2="6.5cm" svg:y2="4.5cm">
          <text:p/>
        </draw:line>
        <draw:line draw:style-name="gr9" draw:text-style-name="P8" draw:layer="layout" svg:x1="5cm" svg:y1="3cm" svg:x2="6.5cm" svg:y2="3cm">
          <text:p/>
        </draw:line>
        <draw:line draw:style-name="gr9" draw:text-style-name="P8" draw:layer="layout" svg:x1="5cm" svg:y1="5cm" svg:x2="7cm" svg:y2="5cm">
          <text:p/>
        </draw:line>
        <draw:line draw:style-name="gr9" draw:text-style-name="P8" draw:layer="layout" svg:x1="5cm" svg:y1="5.5cm" svg:x2="6.5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Pretty soon, all I remember of the old task is the name, and maybe one or two items of context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8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8cm" svg:x2="6.5cm" svg:y2="8cm">
          <text:p/>
        </draw:line>
        <draw:custom-shape draw:style-name="gr3" draw:text-style-name="P5" draw:layer="layout" svg:width="3.5cm" svg:height="1.5cm" svg:x="1cm" svg:y="8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8cm" svg:x2="6.5cm" svg:y2="8cm">
          <text:p/>
        </draw:line>
        <draw:custom-shape draw:style-name="gr10" draw:text-style-name="P9" draw:layer="layout" svg:width="3.5cm" svg:height="1.5cm" svg:x="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3.5cm" svg:x2="6cm" svg:y2="3.5cm">
          <text:p/>
        </draw:line>
        <draw:line draw:style-name="gr9" draw:text-style-name="P8" draw:layer="layout" svg:x1="5cm" svg:y1="4cm" svg:x2="7.5cm" svg:y2="4cm">
          <text:p/>
        </draw:line>
        <draw:line draw:style-name="gr9" draw:text-style-name="P8" draw:layer="layout" svg:x1="5cm" svg:y1="4.5cm" svg:x2="6.5cm" svg:y2="4.468cm">
          <text:p/>
        </draw:line>
        <draw:line draw:style-name="gr9" draw:text-style-name="P8" draw:layer="layout" svg:x1="5cm" svg:y1="3cm" svg:x2="6.5cm" svg:y2="3cm">
          <text:p/>
        </draw:line>
        <draw:line draw:style-name="gr9" draw:text-style-name="P8" draw:layer="layout" svg:x1="5cm" svg:y1="5cm" svg:x2="7cm" svg:y2="5cm">
          <text:p/>
        </draw:line>
        <draw:line draw:style-name="gr9" draw:text-style-name="P8" draw:layer="layout" svg:x1="5cm" svg:y1="5.5cm" svg:x2="6.5cm" svg:y2="5.5cm">
          <text:p/>
        </draw:line>
        <draw:line draw:style-name="gr11" draw:text-style-name="P10" draw:layer="layout" svg:x1="5cm" svg:y1="6cm" svg:x2="6.5cm" svg:y2="6cm">
          <text:p/>
        </draw:line>
        <draw:line draw:style-name="gr11" draw:text-style-name="P10" draw:layer="layout" svg:x1="5cm" svg:y1="6.5cm" svg:x2="7.5cm" svg:y2="6.5cm">
          <text:p/>
        </draw:line>
        <draw:line draw:style-name="gr11" draw:text-style-name="P10" draw:layer="layout" svg:x1="5cm" svg:y1="7cm" svg:x2="6cm" svg:y2="6.97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his is a problem when I complete my current task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8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line draw:style-name="gr5" draw:text-style-name="P8" draw:layer="layout" svg:x1="5cm" svg:y1="8cm" svg:x2="6.5cm" svg:y2="8cm">
          <text:p/>
        </draw:line>
        <draw:custom-shape draw:style-name="gr3" draw:text-style-name="P5" draw:layer="layout" svg:width="3.5cm" svg:height="1.5cm" svg:x="1cm" svg:y="8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8cm" svg:x2="6.5cm" svg:y2="8cm">
          <text:p/>
        </draw:line>
        <draw:custom-shape draw:style-name="gr10" draw:text-style-name="P9" draw:layer="layout" svg:width="3.5cm" svg:height="1.5cm" svg:x="1cm" svg:y="3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3.5cm" svg:x2="6cm" svg:y2="3.5cm">
          <text:p/>
        </draw:line>
        <draw:line draw:style-name="gr9" draw:text-style-name="P8" draw:layer="layout" svg:x1="5cm" svg:y1="4cm" svg:x2="7.5cm" svg:y2="4cm">
          <text:p/>
        </draw:line>
        <draw:line draw:style-name="gr9" draw:text-style-name="P8" draw:layer="layout" svg:x1="5cm" svg:y1="4.5cm" svg:x2="6.5cm" svg:y2="4.5cm">
          <text:p/>
        </draw:line>
        <draw:line draw:style-name="gr9" draw:text-style-name="P8" draw:layer="layout" svg:x1="5cm" svg:y1="3cm" svg:x2="6.5cm" svg:y2="3cm">
          <text:p/>
        </draw:line>
        <draw:line draw:style-name="gr9" draw:text-style-name="P8" draw:layer="layout" svg:x1="5cm" svg:y1="5cm" svg:x2="7cm" svg:y2="5cm">
          <text:p/>
        </draw:line>
        <draw:line draw:style-name="gr9" draw:text-style-name="P8" draw:layer="layout" svg:x1="5cm" svg:y1="5.5cm" svg:x2="6.5cm" svg:y2="5.5cm">
          <text:p/>
        </draw:line>
        <draw:line draw:style-name="gr11" draw:text-style-name="P10" draw:layer="layout" svg:x1="5cm" svg:y1="6cm" svg:x2="6.5cm" svg:y2="6cm">
          <text:p/>
        </draw:line>
        <draw:line draw:style-name="gr11" draw:text-style-name="P10" draw:layer="layout" svg:x1="5cm" svg:y1="6.5cm" svg:x2="7.5cm" svg:y2="6.5cm">
          <text:p/>
        </draw:line>
        <draw:line draw:style-name="gr11" draw:text-style-name="P10" draw:layer="layout" svg:x1="5cm" svg:y1="7cm" svg:x2="6cm" svg:y2="7cm">
          <text:p/>
        </draw:line>
        <draw:line draw:style-name="gr12" draw:text-style-name="P10" draw:layer="layout" svg:x1="1cm" svg:y1="3cm" svg:x2="7cm" svg:y2="7cm">
          <text:p/>
        </draw:line>
        <draw:line draw:style-name="gr12" draw:text-style-name="P10" draw:layer="layout" svg:x1="1cm" svg:y1="7cm" svg:x2="7cm" svg:y2="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need to resume my previous task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My context is mostly gone. Sure, I can get it back with effort. Maybe a lot of effort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usually don’t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draw:frame draw:style-name="gr4" draw:text-style-name="P12" draw:layer="layout" svg:width="1.12cm" svg:height="0.831cm" svg:x="4.979cm" svg:y="4.212cm">
          <draw:text-box>
            <text:p text:style-name="P11"><text:span text:style-name="T3">🎮</text:span></text:p>
          </draw:text-box>
        </draw:frame>
        <draw:frame draw:style-name="gr4" draw:text-style-name="P14" draw:layer="layout" svg:width="1.162cm" svg:height="0.865cm" svg:x="5cm" svg:y="6.793cm">
          <draw:text-box>
            <text:p text:style-name="P13"><text:span text:style-name="T3">📱</text:span></text:p>
          </draw:text-box>
        </draw:frame>
        <draw:frame draw:style-name="gr4" draw:text-style-name="P16" draw:layer="layout" svg:width="1.162cm" svg:height="0.865cm" svg:x="5cm" svg:y="5.928cm">
          <draw:text-box>
            <text:p text:style-name="P15"><text:span text:style-name="T4">🍔</text:span></text:p>
          </draw:text-box>
        </draw:frame>
        <draw:frame draw:style-name="gr4" draw:text-style-name="P16" draw:layer="layout" svg:width="1.162cm" svg:height="0.865cm" svg:x="5cm" svg:y="5cm">
          <draw:text-box>
            <text:p text:style-name="P15"><text:span text:style-name="T4">📺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 smart person would have recorded context on the task they were working on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draw:frame draw:style-name="gr13" draw:text-style-name="P18" draw:layer="layout" svg:width="2.835cm" svg:height="0.607cm" svg:x="4.665cm" svg:y="4.393cm">
          <draw:text-box>
            <text:p text:style-name="P17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But, too much friction in using these systems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draw:frame draw:style-name="gr13" draw:text-style-name="P18" draw:layer="layout" svg:width="2.835cm" svg:height="0.607cm" svg:x="4.665cm" svg:y="4.393cm">
          <draw:text-box>
            <text:p text:style-name="P17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Pen and paper works a little better...</text:p>
          </draw:text-box>
        </draw:frame>
        <draw:custom-shape draw:style-name="gr2" draw:text-style-name="P3" draw:layer="layout" svg:width="27cm" svg:height="5.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4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2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4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4cm" svg:x2="6.5cm" svg:y2="4cm">
          <text:p/>
        </draw:line>
        <draw:frame draw:style-name="gr4" draw:text-style-name="P20" draw:layer="layout" svg:width="1.205cm" svg:height="0.903cm" svg:x="5cm" svg:y="4.376cm">
          <draw:text-box>
            <text:p text:style-name="P19"><text:span text:style-name="T3">📒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But neither searchable ...</text:p>
          </draw:text-box>
        </draw:frame>
        <draw:custom-shape draw:style-name="gr14" draw:text-style-name="P3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cm">
          <draw:text-box>
            <text:p text:style-name="P6">My Memory capacity</text:p>
          </draw:text-box>
        </draw:frame>
        <draw:custom-shape draw:style-name="gr15" draw:text-style-name="P5" draw:layer="layout" svg:width="1cm" svg:height="0.5cm" svg:x="1cm" svg:y="5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4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6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8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9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2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839cm" svg:height="0.725cm" svg:x="23.112cm" svg:y="3.5cm">
          <draw:text-box>
            <text:p text:style-name="P6">Future tasks</text:p>
          </draw:text-box>
        </draw:frame>
        <draw:frame draw:style-name="gr4" draw:text-style-name="P7" draw:layer="layout" svg:width="2.174cm" svg:height="0.725cm" svg:x="23.112cm" svg:y="6.775cm">
          <draw:text-box>
            <text:p text:style-name="P6">My task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Nor scalable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18" draw:text-style-name="P21" draw:layer="layout" svg:width="0.5cm" svg:height="0.269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4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4.5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5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5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6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3.52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4.06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4.602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.001cm" svg:y="5.1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5.67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cm" svg:height="0.269cm" svg:x="1.001cm" svg:y="6.21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6.75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cm" svg:y="9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9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.001cm" svg:y="13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3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reating tasks like a stack works for me.<text:line-break/>I only work on the task at the top of the stack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0" draw:text-style-name="P23" draw:layer="layout" svg:width="1.5cm" svg:height="8.5cm" svg:x="0.5cm" svg:y="6.1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start a new task, it is PUSHED<text:line-break/>onto my stack, and becomes<text:line-break/>my CURRENT task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1" draw:text-style-name="P9" draw:layer="layout" svg:width="0.5cm" svg:height="0.269cm" svg:x="2cm" svg:y="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4" draw:layer="layout" svg:x1="2cm" svg:y1="4.5cm" svg:x2="1.5cm" svg:y2="5.5cm">
          <text:p/>
        </draw:line>
        <draw:custom-shape draw:style-name="gr20" draw:text-style-name="P23" draw:layer="layout" svg:width="1.5cm" svg:height="8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start a new task, it is PUSHED<text:line-break/>onto my stack, and becomes<text:line-break/>my CURRENT task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5cm" svg:height="0.269cm" svg:x="1cm" svg:y="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.00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finish a task, it is POPPED and discarded.<text:line-break/>I resume working on the current top-of-stack task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0" draw:text-style-name="P23" draw:layer="layout" svg:width="1.5cm" svg:height="8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3.5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8" draw:layer="layout" svg:width="1.988cm" svg:height="1.318cm" svg:x="5.5cm" svg:y="8cm">
          <draw:text-box>
            <text:p text:style-name="P17"><text:s/><text:span text:style-name="T5"><text:s/></text:span><text:span text:style-name="T6">🚮</text:span></text:p>
          </draw:text-box>
        </draw:frame>
        <draw:line draw:style-name="gr24" draw:text-style-name="P24" draw:layer="layout" svg:x1="4cm" svg:y1="7cm" svg:x2="6cm" svg:y2="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supports this serial way of working<text:line-break/>(Parallel too, but that’s in a later slide)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762cm" svg:height="0.746cm" svg:x="1.5cm" svg:y="3.5cm">
          <draw:text-box>
            <text:p text:style-name="P25"><text:span text:style-name="T7">frame push </text:span></text:p>
          </draw:text-box>
        </draw:frame>
        <draw:custom-shape draw:style-name="gr21" draw:text-style-name="P9" draw:layer="layout" svg:width="0.5cm" svg:height="0.269cm" svg:x="5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PUSHED, with a context ..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0.5cm" svg:height="0.269cm" svg:x="1cm" svg:y="7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7.47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8.013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8.552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7cm" svg:x="1cm" svg:y="9.0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9.62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10.16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10.706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1.47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2.013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2.552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7cm" svg:x="1.001cm" svg:y="13.0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3.62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4.16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4.706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5cm" svg:height="0.269cm" svg:x="1cm" svg:y="6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he context is stored with the task, viewable with a STATUS command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custom-shape draw:style-name="gr3" draw:text-style-name="P28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3" draw:layer="layout" svg:width="3.5cm" svg:height="1.5cm" svg:x="1.041cm" svg:y="7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7.5cm" svg:x2="6.5cm" svg:y2="7.5cm">
          <text:p/>
        </draw:line>
        <draw:line draw:style-name="gr11" draw:text-style-name="P10" draw:layer="layout" svg:x1="5cm" svg:y1="8.021cm" svg:x2="6.5cm" svg:y2="8cm">
          <text:p/>
        </draw:line>
        <draw:line draw:style-name="gr9" draw:text-style-name="P8" draw:layer="layout" svg:x1="5cm" svg:y1="7.032cm" svg:x2="7cm" svg:y2="7cm">
          <text:p/>
        </draw:line>
        <draw:frame draw:style-name="gr4" draw:text-style-name="P26" draw:layer="layout" svg:width="4.354cm" svg:height="0.746cm" svg:x="1.5cm" svg:y="3.5cm">
          <draw:text-box>
            <text:p text:style-name="P25"><text:span text:style-name="T7">frame status </text:span></text:p>
          </draw:text-box>
        </draw:frame>
        <draw:line draw:style-name="gr11" draw:text-style-name="P10" draw:layer="layout" svg:x1="5cm" svg:y1="8.5cm" svg:x2="7cm" svg:y2="8.5cm">
          <text:p/>
        </draw:line>
        <draw:line draw:style-name="gr9" draw:text-style-name="P8" draw:layer="layout" svg:x1="9cm" svg:y1="4cm" svg:x2="10.5cm" svg:y2="4cm">
          <text:p/>
        </draw:line>
        <draw:line draw:style-name="gr11" draw:text-style-name="P10" draw:layer="layout" svg:x1="9cm" svg:y1="4.521cm" svg:x2="10.5cm" svg:y2="4.5cm">
          <text:p/>
        </draw:line>
        <draw:line draw:style-name="gr9" draw:text-style-name="P8" draw:layer="layout" svg:x1="9cm" svg:y1="3.532cm" svg:x2="11cm" svg:y2="3.5cm">
          <text:p/>
        </draw:line>
        <draw:line draw:style-name="gr11" draw:text-style-name="P10" draw:layer="layout" svg:x1="9cm" svg:y1="5cm" svg:x2="11cm" svg:y2="5cm">
          <text:p/>
        </draw:line>
        <draw:line draw:style-name="gr26" draw:text-style-name="P34" draw:layer="layout" svg:x1="5.854cm" svg:y1="4cm" svg:x2="8.5cm" svg:y2="4cm">
          <text:p/>
        </draw:line>
        <draw:line draw:style-name="gr5" draw:text-style-name="P8" draw:layer="layout" svg:x1="5cm" svg:y1="10cm" svg:x2="6.5cm" svg:y2="10cm">
          <text:p/>
        </draw:line>
        <draw:line draw:style-name="gr5" draw:text-style-name="P8" draw:layer="layout" svg:x1="5cm" svg:y1="10.5cm" svg:x2="7.5cm" svg:y2="10.5cm">
          <text:p/>
        </draw:line>
        <draw:line draw:style-name="gr5" draw:text-style-name="P8" draw:layer="layout" svg:x1="5cm" svg:y1="11cm" svg:x2="7cm" svg:y2="11cm">
          <text:p/>
        </draw:line>
        <draw:line draw:style-name="gr5" draw:text-style-name="P8" draw:layer="layout" svg:x1="5cm" svg:y1="11.5cm" svg:x2="7.5cm" svg:y2="11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Context can be edited, appended to and replaced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10cm" svg:x2="6.5cm" svg:y2="10cm">
          <text:p/>
        </draw:line>
        <draw:line draw:style-name="gr5" draw:text-style-name="P8" draw:layer="layout" svg:x1="5cm" svg:y1="10.5cm" svg:x2="7.5cm" svg:y2="10.5cm">
          <text:p/>
        </draw:line>
        <draw:line draw:style-name="gr5" draw:text-style-name="P8" draw:layer="layout" svg:x1="5cm" svg:y1="11cm" svg:x2="7cm" svg:y2="11cm">
          <text:p/>
        </draw:line>
        <draw:line draw:style-name="gr5" draw:text-style-name="P8" draw:layer="layout" svg:x1="5cm" svg:y1="11.5cm" svg:x2="7.5cm" svg:y2="11.5cm">
          <text:p/>
        </draw:line>
        <draw:custom-shape draw:style-name="gr3" draw:text-style-name="P28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3" draw:layer="layout" svg:width="3.5cm" svg:height="1.5cm" svg:x="1.041cm" svg:y="7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7.5cm" svg:x2="6.5cm" svg:y2="7.5cm">
          <text:p/>
        </draw:line>
        <draw:line draw:style-name="gr11" draw:text-style-name="P10" draw:layer="layout" svg:x1="5cm" svg:y1="8cm" svg:x2="6.5cm" svg:y2="7.979cm">
          <text:p/>
        </draw:line>
        <draw:line draw:style-name="gr9" draw:text-style-name="P8" draw:layer="layout" svg:x1="5cm" svg:y1="7.032cm" svg:x2="7cm" svg:y2="7cm">
          <text:p/>
        </draw:line>
        <draw:frame draw:style-name="gr4" draw:text-style-name="P26" draw:layer="layout" svg:width="3.762cm" svg:height="0.746cm" svg:x="1.5cm" svg:y="3.5cm">
          <draw:text-box>
            <text:p text:style-name="P25"><text:span text:style-name="T7">frame edit </text:span></text:p>
          </draw:text-box>
        </draw:frame>
        <draw:line draw:style-name="gr11" draw:text-style-name="P10" draw:layer="layout" svg:x1="5cm" svg:y1="8.5cm" svg:x2="7cm" svg:y2="8.5cm">
          <text:p/>
        </draw:line>
        <draw:line draw:style-name="gr9" draw:text-style-name="P8" draw:layer="layout" svg:x1="9cm" svg:y1="4cm" svg:x2="10.5cm" svg:y2="4cm">
          <text:p/>
        </draw:line>
        <draw:line draw:style-name="gr11" draw:text-style-name="P10" draw:layer="layout" svg:x1="9cm" svg:y1="4.521cm" svg:x2="10.5cm" svg:y2="4.5cm">
          <text:p/>
        </draw:line>
        <draw:line draw:style-name="gr9" draw:text-style-name="P8" draw:layer="layout" svg:x1="9cm" svg:y1="3.532cm" svg:x2="11cm" svg:y2="3.5cm">
          <text:p/>
        </draw:line>
        <draw:line draw:style-name="gr11" draw:text-style-name="P10" draw:layer="layout" svg:x1="9cm" svg:y1="5cm" svg:x2="11cm" svg:y2="5cm">
          <text:p/>
        </draw:line>
        <draw:line draw:style-name="gr26" draw:text-style-name="P34" draw:layer="layout" svg:x1="5.854cm" svg:y1="4cm" svg:x2="8.5cm" svg:y2="4cm">
          <text:p/>
        </draw:line>
        <draw:line draw:style-name="gr26" draw:text-style-name="P34" draw:layer="layout" svg:x1="9cm" svg:y1="5.5cm" svg:x2="7.5cm" svg:y2="6.5cm">
          <text:p/>
        </draw:line>
        <draw:line draw:style-name="gr27" draw:text-style-name="P34" draw:layer="layout" svg:x1="5cm" svg:y1="7cm" svg:x2="6cm" svg:y2="7cm">
          <text:p/>
        </draw:line>
        <draw:line draw:style-name="gr27" draw:text-style-name="P34" draw:layer="layout" svg:x1="5.5cm" svg:y1="7.5cm" svg:x2="7cm" svg:y2="7.5cm">
          <text:p/>
        </draw:line>
        <draw:line draw:style-name="gr27" draw:text-style-name="P34" draw:layer="layout" svg:x1="5cm" svg:y1="8cm" svg:x2="6cm" svg:y2="8cm">
          <text:p/>
        </draw:line>
        <draw:line draw:style-name="gr27" draw:text-style-name="P34" draw:layer="layout" svg:x1="6cm" svg:y1="8.5cm" svg:x2="6.5cm" svg:y2="8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POPPED when complete. The next task in the stack is now the CURRENT task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3" draw:text-style-name="P28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cm" svg:y="3.5cm">
          <draw:text-box>
            <text:p text:style-name="P25"><text:span text:style-name="T7">frame pop </text:span></text:p>
          </draw:text-box>
        </draw:frame>
        <draw:custom-shape draw:style-name="gr7" draw:text-style-name="P33" draw:layer="layout" svg:width="3.5cm" svg:height="1.5cm" svg:x="7.5cm" svg:y="3.5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1.459cm" svg:y1="4cm" svg:x2="12.959cm" svg:y2="4cm">
          <text:p/>
        </draw:line>
        <draw:line draw:style-name="gr11" draw:text-style-name="P10" draw:layer="layout" svg:x1="11.459cm" svg:y1="4.5cm" svg:x2="12.959cm" svg:y2="4.479cm">
          <text:p/>
        </draw:line>
        <draw:line draw:style-name="gr9" draw:text-style-name="P8" draw:layer="layout" svg:x1="11.459cm" svg:y1="3.532cm" svg:x2="13.459cm" svg:y2="3.5cm">
          <text:p/>
        </draw:line>
        <draw:line draw:style-name="gr11" draw:text-style-name="P10" draw:layer="layout" svg:x1="11.459cm" svg:y1="5cm" svg:x2="13.459cm" svg:y2="5cm">
          <text:p/>
        </draw:line>
        <draw:line draw:style-name="gr27" draw:text-style-name="P34" draw:layer="layout" svg:x1="11.459cm" svg:y1="3.5cm" svg:x2="12.459cm" svg:y2="3.5cm">
          <text:p/>
        </draw:line>
        <draw:line draw:style-name="gr27" draw:text-style-name="P34" draw:layer="layout" svg:x1="11.959cm" svg:y1="4cm" svg:x2="13.459cm" svg:y2="4cm">
          <text:p/>
        </draw:line>
        <draw:line draw:style-name="gr27" draw:text-style-name="P34" draw:layer="layout" svg:x1="11.459cm" svg:y1="4.5cm" svg:x2="12.459cm" svg:y2="4.5cm">
          <text:p/>
        </draw:line>
        <draw:line draw:style-name="gr27" draw:text-style-name="P34" draw:layer="layout" svg:x1="12.459cm" svg:y1="5cm" svg:x2="12.959cm" svg:y2="5cm">
          <text:p/>
        </draw:line>
        <draw:frame draw:style-name="gr4" draw:text-style-name="P18" draw:layer="layout" svg:width="1.988cm" svg:height="1.318cm" svg:x="16.512cm" svg:y="4.682cm">
          <draw:text-box>
            <text:p text:style-name="P17"><text:s/><text:span text:style-name="T5"><text:s/></text:span><text:span text:style-name="T6">🚮</text:span></text:p>
          </draw:text-box>
        </draw:frame>
        <draw:line draw:style-name="gr28" draw:text-style-name="P34" draw:layer="layout" svg:x1="14cm" svg:y1="4cm" svg:x2="17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POPPED when complete. The next task in the stack is now the CURRENT task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3" draw:text-style-name="P28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that are pushed are actually CHILD tasks of the current task.</text:p>
          </draw:text-box>
        </draw:frame>
        <draw:frame draw:style-name="gr4" draw:text-style-name="P26" draw:layer="layout" svg:width="3.762cm" svg:height="0.746cm" svg:x="1.5cm" svg:y="3.518cm">
          <draw:text-box>
            <text:p text:style-name="P25"><text:span text:style-name="T7">frame push </text:span></text:p>
          </draw:text-box>
        </draw:frame>
        <draw:line draw:style-name="gr29" draw:text-style-name="P34" draw:layer="layout" svg:x1="6.5cm" svg:y1="4cm" svg:x2="10cm" svg:y2="4cm">
          <text:p/>
        </draw:line>
        <draw:custom-shape draw:style-name="gr19" draw:text-style-name="P28" draw:layer="layout" svg:width="0.5cm" svg:height="0.269cm" svg:x="10.479cm" svg:y="3.444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1.5cm" svg:y="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0.979cm" svg:y1="3.713cm" svg:x2="11.479cm" svg:y2="4.713cm">
          <text:p/>
        </draw:line>
        <draw:custom-shape draw:style-name="gr21" draw:text-style-name="P9" draw:layer="layout" svg:width="0.5cm" svg:height="0.269cm" svg:x="5.262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762cm" svg:height="0.746cm" svg:x="1.5cm" svg:y="8.254cm">
          <draw:text-box>
            <text:p text:style-name="P25"><text:span text:style-name="T7">frame push </text:span></text:p>
          </draw:text-box>
        </draw:frame>
        <draw:custom-shape draw:style-name="gr31" draw:text-style-name="P9" draw:layer="layout" svg:width="0.5cm" svg:height="0.269cm" svg:x="5.262cm" svg:y="8.46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4" draw:layer="layout" svg:x1="6.5cm" svg:y1="8.556cm" svg:x2="10cm" svg:y2="8.556cm">
          <text:p/>
        </draw:line>
        <draw:custom-shape draw:style-name="gr19" draw:text-style-name="P28" draw:layer="layout" svg:width="0.5cm" svg:height="0.269cm" svg:x="10.479cm" svg:y="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1.5cm" svg:y="9.28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0.979cm" svg:y1="8.269cm" svg:x2="11.479cm" svg:y2="9.269cm">
          <text:p/>
        </draw:line>
        <draw:custom-shape draw:style-name="gr31" draw:text-style-name="P9" draw:layer="layout" svg:width="0.5cm" svg:height="0.269cm" svg:x="12.5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2cm" svg:y1="9.5cm" svg:x2="12.5cm" svg:y2="10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have a tree of tasks, but only one task is CURRENT at any given time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9" draw:layer="layout" svg:width="0.5cm" svg:height="0.269cm" svg:x="15.5cm" svg:y="10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39" draw:text-style-name="P34" draw:layer="layout" svg:x1="13.5cm" svg:y1="9.5cm" svg:x2="15.5cm" svg:y2="10.769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a task is POPPED, my new current task is the immediate parent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9" draw:layer="layout" svg:width="0.5cm" svg:height="0.269cm" svg:x="15.5cm" svg:y="10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39" draw:text-style-name="P34" draw:layer="layout" svg:x1="13.5cm" svg:y1="9.5cm" svg:x2="15.5cm" svg:y2="10.769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01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a task is POPPED, my new current task is the immediate parent.<text:line-break/>Like This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32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01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manually select a child task if my current task has any children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frame draw:style-name="gr4" draw:text-style-name="P26" draw:layer="layout" svg:width="3.762cm" svg:height="0.746cm" svg:x="1.501cm" svg:y="3.5cm">
          <draw:text-box>
            <text:p text:style-name="P25"><text:span text:style-name="T7">frame down </text:span></text:p>
          </draw:text-box>
        </draw:frame>
        <draw:custom-shape draw:style-name="gr32" draw:text-style-name="P29" draw:layer="layout" svg:width="0.5cm" svg:height="0.269cm" svg:x="5cm" svg:y="3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My tree is organised by some major tasks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lets me switch frames when I need to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12.652cm" svg:height="0.746cm" svg:x="1.5cm" svg:y="4.5cm">
          <draw:text-box>
            <text:p text:style-name="P25"><text:span text:style-name="T7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7">Frame lets me switch frames when I need to.<text:line-break/>(See the switch?)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12.652cm" svg:height="0.746cm" svg:x="1.5cm" svg:y="4.5cm">
          <draw:text-box>
            <text:p text:style-name="P25"><text:span text:style-name="T7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HELPS me switch back by remembering which frame I was last in, within each subtree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7">Frame HELPS me switch back by remembering which frame I was last in, within each subtree.<text:line-break/>(See the switch?)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t doesn’t matter which descendent of “admin” I was in, I will be returned to the correct one when I switch back to “root/admin”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integrates easily with my PS1 variable.</text:p>
          </draw:text-box>
        </draw:frame>
        <draw:frame draw:style-name="gr4" draw:text-style-name="P36" draw:layer="layout" svg:width="14.028cm" svg:height="0.624cm" svg:x="2.5cm" svg:y="4cm">
          <draw:text-box>
            <text:p text:style-name="P35">lelanthran @ home: /~ [root/admin/Rent/Negotiate new lease] $ frame pop</text:p>
          </draw:text-box>
        </draw:frame>
        <draw:frame draw:style-name="gr4" draw:text-style-name="P36" draw:layer="layout" svg:width="7.741cm" svg:height="0.624cm" svg:x="2.5cm" svg:y="7.376cm">
          <draw:text-box>
            <text:p text:style-name="P35">lelanthran @ home: /~ [root/admin/] $ </text:p>
          </draw:text-box>
        </draw:frame>
        <draw:frame draw:style-name="gr43" draw:text-style-name="P36" draw:layer="layout" svg:width="12.885cm" svg:height="3.235cm" svg:x="2.5cm" svg:y="4.624cm">
          <draw:text-box>
            <text:p text:style-name="P35"><text:span text:style-name="T8">Current frame</text:span></text:p>
            <text:p text:style-name="P35"><text:span text:style-name="T8"><text:s text:c="3"/></text:span><text:span text:style-name="T8">root/admin/Rent</text:span></text:p>
            <text:p text:style-name="P35"><text:span text:style-name="T8"/></text:p>
            <text:p text:style-name="P35"><text:span text:style-name="T8">Notes (Sat May 13 09:16:21 2023)</text:span></text:p>
            <text:p text:style-name="P35"><text:span text:style-name="T8"><text:s text:c="3"/></text:span><text:span text:style-name="T8">See if PWC is willing to assign more parking bays to us. Lease</text:span></text:p>
            <text:p text:style-name="P35"><text:span text:style-name="T8"><text:s text:c="3"/></text:span><text:span text:style-name="T8">meeting is 15-May.</text:span></text:p>
            <text:p text:style-name="P35"><text:span text:style-name="T8"/></text:p>
            <text:p text:style-name="P35"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t is impossible for me to execute any command without being reminded of my CURRENT task in the prompt.</text:p>
          </draw:text-box>
        </draw:frame>
        <draw:frame draw:style-name="gr4" draw:text-style-name="P36" draw:layer="layout" svg:width="14.028cm" svg:height="0.624cm" svg:x="2.5cm" svg:y="4cm">
          <draw:text-box>
            <text:p text:style-name="P35">lelanthran @ home: /~ [root/admin/Rent/Negotiate new lease] $ frame pop</text:p>
          </draw:text-box>
        </draw:frame>
        <draw:frame draw:style-name="gr4" draw:text-style-name="P36" draw:layer="layout" svg:width="7.741cm" svg:height="0.624cm" svg:x="2.5cm" svg:y="7.376cm">
          <draw:text-box>
            <text:p text:style-name="P35">lelanthran @ home: /~ [root/admin/] $ </text:p>
          </draw:text-box>
        </draw:frame>
        <draw:frame draw:style-name="gr43" draw:text-style-name="P36" draw:layer="layout" svg:width="12.885cm" svg:height="3.235cm" svg:x="2.5cm" svg:y="4.624cm">
          <draw:text-box>
            <text:p text:style-name="P35"><text:span text:style-name="T8">Current frame</text:span></text:p>
            <text:p text:style-name="P35"><text:span text:style-name="T8"><text:s text:c="3"/></text:span><text:span text:style-name="T8">root/admin/Rent</text:span></text:p>
            <text:p text:style-name="P35"><text:span text:style-name="T8"/></text:p>
            <text:p text:style-name="P35"><text:span text:style-name="T8">Notes (Sat May 13 09:16:21 2023)</text:span></text:p>
            <text:p text:style-name="P35"><text:span text:style-name="T8"><text:s text:c="3"/></text:span><text:span text:style-name="T8">See if PWC is willing to assign more parking bays to us. Lease</text:span></text:p>
            <text:p text:style-name="P35"><text:span text:style-name="T8"><text:s text:c="3"/></text:span><text:span text:style-name="T8">meeting is 15-May.</text:span></text:p>
            <text:p text:style-name="P35"><text:span text:style-name="T8"/></text:p>
            <text:p text:style-name="P35"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has a lot of commands. Not everything was covered in these slides.</text:p>
          </draw:text-box>
        </draw:frame>
        <draw:frame draw:style-name="gr4" draw:text-style-name="P39" draw:layer="layout" svg:width="12.207cm" svg:height="11.195cm" svg:x="0cm" svg:y="3cm">
          <draw:text-box>
            <text:p text:style-name="P38"><text:span text:style-name="T9">No command specified (try --help). Defaulting to 'status'</text:span></text:p>
            <text:p text:style-name="P38"><text:span text:style-name="T9"><text:s text:c="5"/></text:span><text:span text:style-name="T9">Frame <text:s/>(© 2023 Lelanthran Manickum)</text:span></text:p>
            <text:p text:style-name="P38"><text:span text:style-name="T9"/></text:p>
            <text:p text:style-name="P38"><text:span text:style-name="T9"><text:s text:c="5"/></text:span><text:span text:style-name="T9">This program comes with ABSOLUTELY NO WARRANTY. This is free software</text:span></text:p>
            <text:p text:style-name="P38"><text:span text:style-name="T9"><text:s text:c="5"/></text:span><text:span text:style-name="T9">and you are welcome to redistribute it under certain conditions; <text:s/>see</text:span></text:p>
            <text:p text:style-name="P38"><text:span text:style-name="T9"><text:s text:c="5"/></text:span><text:span text:style-name="T9">the LICENSE file for details.</text:span></text:p>
            <text:p text:style-name="P38"><text:span text:style-name="T9"/></text:p>
            <text:p text:style-name="P38"><text:span text:style-name="T9">frame [options] &lt;command&gt; [options] &lt;subcommand&gt;</text:span></text:p>
            <text:p text:style-name="P38"><text:span text:style-name="T9"/></text:p>
            <text:p text:style-name="P38"><text:span text:style-name="T9"><text:s text:c="2"/></text:span><text:span text:style-name="T9">Options are of the form '--name', '--name=' and '--name=value'. The first</text:span></text:p>
            <text:p text:style-name="P38"><text:span text:style-name="T9">two forms are <text:s/>for boolean options which are either set or unset and do not</text:span></text:p>
            <text:p text:style-name="P38"><text:span text:style-name="T9">require any value. The third form is for options that require a value.</text:span></text:p>
            <text:p text:style-name="P38"><text:span text:style-name="T9"/></text:p>
            <text:p text:style-name="P38"><text:span text:style-name="T9"><text:s text:c="2"/></text:span><text:span text:style-name="T9">Commands and subcommands are of the form 'command'. Some commands require</text:span></text:p>
            <text:p text:style-name="P38"><text:span text:style-name="T9">specific options and/or mandatory subcommands. Commands that require either</text:span></text:p>
            <text:p text:style-name="P38"><text:span text:style-name="T9">options or subcommands will be decribed below.</text:span></text:p>
            <text:p text:style-name="P38"><text:span text:style-name="T9"/></text:p>
            <text:p text:style-name="P38"><text:span text:style-name="T9"><text:s text:c="2"/></text:span><text:span text:style-name="T9">Commands must be one of help, create, history, status, push, replace,</text:span></text:p>
            <text:p text:style-name="P38"><text:span text:style-name="T9">append, up, down, switch, pop, delete, list or match.</text:span></text:p>
            <text:p text:style-name="P38"><text:span text:style-name="T9"/></text:p>
            <text:p text:style-name="P38"><text:span text:style-name="T9">Options:</text:span></text:p>
            <text:p text:style-name="P38"><text:span text:style-name="T9"/></text:p>
            <text:p text:style-name="P38"><text:span text:style-name="T9"><text:s text:c="2"/></text:span><text:span text:style-name="T9">--help <text:s text:c="14"/>Print this page and exit.</text:span></text:p>
            <text:p text:style-name="P38"><text:span text:style-name="T9"/></text:p>
            <text:p text:style-name="P38"><text:span text:style-name="T9"><text:s text:c="2"/></text:span><text:span text:style-name="T9">--force <text:s text:c="13"/>Force an action that against the program's wishes,</text:span></text:p>
            <text:p text:style-name="P38"><text:span text:style-name="T9"><text:s text:c="23"/></text:span><text:span text:style-name="T9">for example popping a node that is not empty.</text:span></text:p>
            <text:p text:style-name="P38"><text:span text:style-name="T9"/></text:p>
            <text:p text:style-name="P38"><text:span text:style-name="T9"><text:s text:c="2"/></text:span><text:span text:style-name="T9">--dbpath=&lt;path&gt; <text:s text:c="5"/>Specify the location of the database path. Defaults to</text:span></text:p>
            <text:p text:style-name="P38"><text:span text:style-name="T9"><text:s text:c="23"/></text:span><text:span text:style-name="T9">'$HOME/.framedb' unless overridden by this option.</text:span></text:p>
            <text:p text:style-name="P38"><text:span text:style-name="T9"/></text:p>
            <text:p text:style-name="P38"><text:span text:style-name="T9"><text:s text:c="2"/></text:span><text:span text:style-name="T9">--message=&lt;string&gt; <text:s text:c="2"/>Provides the message for any command that requires a</text:span></text:p>
            <text:p text:style-name="P38"><text:span text:style-name="T9"><text:s text:c="23"/></text:span><text:span text:style-name="T9">message (such as 'push', 'replace', etc). If this option</text:span></text:p>
            <text:p text:style-name="P38"><text:span text:style-name="T9"><text:s text:c="23"/></text:span><text:span text:style-name="T9">is not present and the command requires a message, then</text:span></text:p>
            <text:p text:style-name="P38"><text:span text:style-name="T9"><text:s text:c="23"/></text:span><text:span text:style-name="T9">the editor specified with $EDITOR is used. If $EDITOR</text:span></text:p>
            <text:p text:style-name="P38"><text:span text:style-name="T9"><text:s text:c="23"/></text:span><text:span text:style-name="T9">is empty, then a prompt for a message is issued on the</text:span></text:p>
            <text:p text:style-name="P38"><text:span text:style-name="T9"><text:s text:c="23"/></text:span><text:span text:style-name="T9">standard input.</text:span></text:p>
            <text:p text:style-name="P38"><text:span text:style-name="T9"/></text:p>
            <text:p text:style-name="P38"><text:span text:style-name="T9"/></text:p>
          </draw:text-box>
        </draw:frame>
        <draw:frame draw:style-name="gr4" draw:text-style-name="P39" draw:layer="layout" svg:width="12.355cm" svg:height="11.483cm" svg:x="15.5cm" svg:y="2.712cm">
          <draw:text-box>
            <text:p text:style-name="P38"><text:span text:style-name="T9">Commands:</text:span></text:p>
            <text:p text:style-name="P38"><text:span text:style-name="T9"/></text:p>
            <text:p text:style-name="P38"><text:span text:style-name="T9">help</text:span></text:p>
            <text:p text:style-name="P38"><text:span text:style-name="T9"><text:s text:c="2"/></text:span><text:span text:style-name="T9">Print this message and exit.</text:span></text:p>
            <text:p text:style-name="P38"><text:span text:style-name="T9"/></text:p>
            <text:p text:style-name="P38"><text:span text:style-name="T9">create</text:span></text:p>
            <text:p text:style-name="P38"><text:span text:style-name="T9"><text:s text:c="2"/></text:span><text:span text:style-name="T9">Create a new frame database. If --dbpath is specified then it is used as the</text:span></text:p>
            <text:p text:style-name="P38"><text:span text:style-name="T9"><text:s text:c="2"/></text:span><text:span text:style-name="T9">location of the new database. If it is not then $HOME/.framdb is used instead.</text:span></text:p>
            <text:p text:style-name="P38"><text:span text:style-name="T9"/></text:p>
            <text:p text:style-name="P38"><text:span text:style-name="T9">history [count]</text:span></text:p>
            <text:p text:style-name="P38"><text:span text:style-name="T9"><text:s text:c="2"/></text:span><text:span text:style-name="T9">Display the history of all nodes visited, with a number that can be used</text:span></text:p>
            <text:p text:style-name="P38"><text:span text:style-name="T9"><text:s text:c="2"/></text:span><text:span text:style-name="T9">in the 'back' command (see 'back' below). The [count] value specifies how</text:span></text:p>
            <text:p text:style-name="P38"><text:span text:style-name="T9"><text:s text:c="2"/></text:span><text:span text:style-name="T9">many items to display. If [count] is omitted it defaults to 10. To list</text:span></text:p>
            <text:p text:style-name="P38"><text:span text:style-name="T9"><text:s text:c="2"/></text:span><text:span text:style-name="T9">all items in the history (which may be very large) use '0' as the count.</text:span></text:p>
            <text:p text:style-name="P38"><text:span text:style-name="T9"/></text:p>
            <text:p text:style-name="P38"><text:span text:style-name="T9">back [number]</text:span></text:p>
            <text:p text:style-name="P38"><text:span text:style-name="T9"><text:s text:c="2"/></text:span><text:span text:style-name="T9">Jump to the nth item in the history, as specified by [number]. If [number]</text:span></text:p>
            <text:p text:style-name="P38"><text:span text:style-name="T9"><text:s text:c="2"/></text:span><text:span text:style-name="T9">is omitted then '1' is used. The 'history' command helpfully lists a number</text:span></text:p>
            <text:p text:style-name="P38"><text:span text:style-name="T9"><text:s text:c="2"/></text:span><text:span text:style-name="T9">next to each element that can be used to determine what number in the</text:span></text:p>
            <text:p text:style-name="P38"><text:span text:style-name="T9"><text:s text:c="2"/></text:span><text:span text:style-name="T9">history to jump to. Specifying '0' is pointless.</text:span></text:p>
            <text:p text:style-name="P38"><text:span text:style-name="T9"/></text:p>
            <text:p text:style-name="P38"><text:span text:style-name="T9">status</text:span></text:p>
            <text:p text:style-name="P38"><text:span text:style-name="T9"><text:s text:c="2"/></text:span><text:span text:style-name="T9">Display the status of the current node.</text:span></text:p>
            <text:p text:style-name="P38"><text:span text:style-name="T9"/></text:p>
            <text:p text:style-name="P38"><text:span text:style-name="T9">push</text:span></text:p>
            <text:p text:style-name="P38"><text:span text:style-name="T9"><text:s text:c="2"/></text:span><text:span text:style-name="T9">Create a new node as the child of the current node AND switches to it. If a</text:span></text:p>
            <text:p text:style-name="P38"><text:span text:style-name="T9"><text:s text:c="2"/></text:span><text:span text:style-name="T9">message is specified with '--message=&lt;string&gt;' then it will be used as the</text:span></text:p>
            <text:p text:style-name="P38"><text:span text:style-name="T9"><text:s text:c="2"/></text:span><text:span text:style-name="T9">contents of the new node. If no message is specified with '--message=&lt;string&gt;'</text:span></text:p>
            <text:p text:style-name="P38"><text:span text:style-name="T9"><text:s text:c="2"/></text:span><text:span text:style-name="T9">then $EDITOR will be started to allow the user to enter a message. If $EDITOR</text:span></text:p>
            <text:p text:style-name="P38"><text:span text:style-name="T9"><text:s text:c="2"/></text:span><text:span text:style-name="T9">is not set, the user will be prompted for a message.</text:span></text:p>
            <text:p text:style-name="P38"><text:span text:style-name="T9"/></text:p>
            <text:p text:style-name="P38"><text:span text:style-name="T9">new</text:span></text:p>
            <text:p text:style-name="P38"><text:span text:style-name="T9"><text:s text:c="2"/></text:span><text:span text:style-name="T9">Create a new node as the child of the current node WITHOUT switching to it. If</text:span></text:p>
            <text:p text:style-name="P38"><text:span text:style-name="T9"><text:s text:c="2"/></text:span><text:span text:style-name="T9">a message is specified with '--message=&lt;string&gt;' then it will be used as the</text:span></text:p>
            <text:p text:style-name="P38"><text:span text:style-name="T9"><text:s text:c="2"/></text:span><text:span text:style-name="T9">contents of the new node. If no message is specified with '--message=&lt;string&gt;'</text:span></text:p>
            <text:p text:style-name="P38"><text:span text:style-name="T9"><text:s text:c="2"/></text:span><text:span text:style-name="T9">then $EDITOR will be started to allow the user to enter a message. If $EDITOR</text:span></text:p>
            <text:p text:style-name="P38"><text:span text:style-name="T9"><text:s text:c="2"/></text:span><text:span text:style-name="T9">is not set, the user will be prompted for a message.</text:span></text:p>
            <text:p text:style-name="P38"><text:span text:style-name="T9"/></text:p>
            <text:p text:style-name="P38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is still missing a lot.</text:p>
          </draw:text-box>
        </draw:frame>
        <draw:frame draw:style-name="gr4" draw:text-style-name="P41" draw:layer="layout" svg:width="15.834cm" svg:height="6.379cm" svg:x="5cm" svg:y="3.5cm">
          <draw:text-box>
            <text:list text:style-name="L1">
              <text:list-item>
                <text:p text:style-name="P40"><text:span text:style-name="T10">Bash autocomplete is, ironically, </text:span><text:span text:style-name="T11">still</text:span><text:span text:style-name="T10"> incomplete.</text:span></text:p>
              </text:list-item>
              <text:list-item>
                <text:p text:style-name="P40"><text:span text:style-name="T10">GUI browser is work-in-progress.</text:span></text:p>
              </text:list-item>
              <text:list-item>
                <text:p text:style-name="P40"><text:span text:style-name="T10">A few more commands are needed.</text:span></text:p>
              </text:list-item>
              <text:list-item>
                <text:p text:style-name="P40"><text:span text:style-name="T10">Decent documenta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don’t claim that it will work for you. I only claim that it worked <text:span text:style-name="T12">spectacularly</text:span> for me.</text:p>
          </draw:text-box>
        </draw:frame>
        <draw:frame draw:style-name="gr4" draw:text-style-name="P41" draw:layer="layout" svg:width="17.083cm" svg:height="2.065cm" svg:x="1.665cm" svg:y="3.5cm">
          <draw:text-box>
            <text:list text:style-name="L1">
              <text:list-item>
                <text:p text:style-name="P42"><text:span text:style-name="T10">Popped tasks are discarded – high signal/noise ratio</text:span></text:p>
              </text:list-item>
              <text:list-item>
                <text:p text:style-name="P42"><text:span text:style-name="T10">Low friction results in constant usage:</text:span></text:p>
              </text:list-item>
            </text:list>
          </draw:text-box>
        </draw:frame>
        <draw:frame draw:style-name="gr4" draw:text-style-name="P44" draw:layer="layout" svg:width="5.166cm" svg:height="3.759cm" svg:x="3.5cm" svg:y="5.565cm">
          <draw:text-box>
            <text:list text:style-name="L1">
              <text:list-item>
                <text:p text:style-name="P43"><text:span text:style-name="T13">frame edit</text:span></text:p>
              </text:list-item>
              <text:list-item>
                <text:p text:style-name="P43"><text:span text:style-name="T13">frame push</text:span></text:p>
              </text:list-item>
              <text:list-item>
                <text:p text:style-name="P43"><text:span text:style-name="T13">frame pop</text:span></text:p>
              </text:list-item>
              <text:list-item>
                <text:p text:style-name="P43"><text:span text:style-name="T13">frame </text:span><text:span text:style-name="T13">switch</text:span></text:p>
              </text:list-item>
            </text:list>
          </draw:text-box>
        </draw:frame>
        <draw:frame draw:style-name="gr4" draw:text-style-name="P46" draw:layer="layout" svg:width="9.654cm" svg:height="3.703cm" svg:x="9.346cm" svg:y="5.653cm">
          <draw:text-box>
            <text:p text:style-name="P45"><text:span text:style-name="T14">Quick modification of context</text:span></text:p>
            <text:p text:style-name="P45"><text:span text:style-name="T14">Easy creation of new contexts</text:span></text:p>
            <text:p text:style-name="P45"><text:span text:style-name="T14">Remembers parent contexts</text:span></text:p>
            <text:p text:style-name="P45"><text:span text:style-name="T14">Helpful switching to previous context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eedback is appreciated.</text:p>
          </draw:text-box>
        </draw:frame>
        <draw:frame draw:style-name="gr4" draw:text-style-name="P48" draw:layer="layout" svg:width="9.053cm" svg:height="1.072cm" svg:x="8.5cm" svg:y="6.5cm">
          <draw:text-box>
            <text:p text:style-name="P47">lelanthran@gmail.com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30M5S</meta:editing-duration>
    <meta:editing-cycles>11</meta:editing-cycles>
    <meta:generator>LibreOffice/7.3.7.2$Linux_X86_64 LibreOffice_project/30$Build-2</meta:generator>
    <dc:title>Pencil</dc:title>
    <dc:date>2023-05-14T08:00:04.750272769</dc:date>
    <meta:document-statistic meta:object-count="883"/>
  </office:meta>
</office:document-meta>
</file>